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5BBDE9FBFA38F345.png" manifest:media-type="image/png"/>
  <manifest:file-entry manifest:full-path="Pictures/10000000000004B200000424B28A53B712895483.png" manifest:media-type="image/png"/>
  <manifest:file-entry manifest:full-path="Pictures/10000000000004B2000004244E88FDAEAE923233.png" manifest:media-type="image/png"/>
  <manifest:file-entry manifest:full-path="Pictures/10000000000004B20000042494D6C79760BCC3D4.png" manifest:media-type="image/png"/>
  <manifest:file-entry manifest:full-path="Pictures/10000000000004B200000424285B45A678E6D726.png" manifest:media-type="image/png"/>
  <manifest:file-entry manifest:full-path="Pictures/10000000000004B20000042454538A70AD3270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12.641cm, 0.26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1cm, 5.885cm, 13.53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92cm, 5.885cm, 15.816cm, 0.26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673cm, 5.885cm, 10.228cm, 0.26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832cm, 5.885cm, 11.244cm, 0.13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18cm, 5.884cm, 8.703cm, 0.13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53cm" svg:height="9.143cm" svg:x="0.763cm" svg:y="1.016cm">
          <draw:image xlink:href="Pictures/10000000000004B200000424285B45A678E6D726.png" xlink:type="simple" xlink:show="embed" xlink:actuate="onLoad">
            <text:p/>
          </draw:image>
        </draw:frame>
        <draw:frame draw:style-name="gr2" draw:text-style-name="P1" draw:layer="layout" svg:width="25.78cm" svg:height="6.603cm" svg:x="0.589cm" svg:y="10.287cm">
          <draw:image xlink:href="Pictures/10000000000004B20000042454538A70AD32709D.png" xlink:type="simple" xlink:show="embed" xlink:actuate="onLoad">
            <text:p/>
          </draw:image>
        </draw:frame>
        <draw:frame draw:style-name="gr3" draw:text-style-name="P1" draw:layer="layout" svg:width="25.653cm" svg:height="3.936cm" svg:x="0.635cm" svg:y="17.018cm">
          <draw:image xlink:href="Pictures/10000000000004B20000042494D6C79760BCC3D4.png" xlink:type="simple" xlink:show="embed" xlink:actuate="onLoad">
            <text:p/>
          </draw:image>
        </draw:frame>
        <draw:frame draw:style-name="gr4" draw:text-style-name="P2" draw:layer="layout" svg:width="25.653cm" svg:height="9.143cm" svg:x="0.636cm" svg:y="21.21cm">
          <draw:image xlink:href="Pictures/10000000000004B2000004244E88FDAEAE92323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2" draw:layer="layout" svg:width="25.78cm" svg:height="5.968cm" svg:x="1.27cm" svg:y="1.397cm">
          <draw:image xlink:href="Pictures/10000000000004B200000424B28A53B712895483.png" xlink:type="simple" xlink:show="embed" xlink:actuate="onLoad">
            <text:p/>
          </draw:image>
        </draw:frame>
        <draw:frame draw:style-name="gr6" draw:text-style-name="P2" draw:layer="layout" svg:width="25.78cm" svg:height="14.223cm" svg:x="1.271cm" svg:y="7.367cm">
          <draw:image xlink:href="Pictures/10000000000004B2000004245BBDE9FBFA38F3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4T13:54:24.898357855</dc:date>
    <meta:editing-duration>P1DT3H26M11S</meta:editing-duration>
    <meta:editing-cycles>28</meta:editing-cycles>
    <meta:generator>LibreOffice/6.0.6.2$Linux_X86_64 LibreOffice_project/00m0$Build-2</meta:generator>
    <meta:document-statistic meta:object-count="6"/>
  </office:meta>
</office:document-meta>
</file>